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fo:language="el" fo:country="GR" officeooo:rsid="00d71dc0" officeooo:paragraph-rsid="00d71dc0"/>
    </style:style>
    <style:style style:name="P32" style:family="paragraph" style:parent-style-name="hlp_5f_paragraph">
      <style:text-properties fo:language="el" fo:country="GR" officeooo:paragraph-rsid="00b711e2"/>
    </style:style>
    <style:style style:name="P33" style:family="paragraph" style:parent-style-name="hlp_5f_paragraph">
      <style:text-properties fo:language="el" fo:country="GR" officeooo:rsid="00d66ebb" officeooo:paragraph-rsid="00d66ebb"/>
    </style:style>
    <style:style style:name="P34" style:family="paragraph" style:parent-style-name="hlp_5f_paragraph">
      <style:text-properties fo:language="el" fo:country="GR" officeooo:rsid="00af3d03"/>
    </style:style>
    <style:style style:name="P35" style:family="paragraph" style:parent-style-name="hlp_5f_paragraph">
      <style:text-properties fo:language="el" fo:country="GR" officeooo:rsid="00de355c" officeooo:paragraph-rsid="00de355c"/>
    </style:style>
    <style:style style:name="P36" style:family="paragraph" style:parent-style-name="hlp_5f_paragraph">
      <style:text-properties fo:language="el" fo:country="GR" officeooo:paragraph-rsid="00de355c"/>
    </style:style>
    <style:style style:name="P37" style:family="paragraph" style:parent-style-name="hlp_5f_paragraph">
      <style:text-properties fo:language="el" fo:country="GR" officeooo:rsid="00df0c61" officeooo:paragraph-rsid="00df0c61"/>
    </style:style>
    <style:style style:name="P38" style:family="paragraph" style:parent-style-name="hlp_5f_paragraph">
      <style:text-properties fo:language="el" fo:country="GR" officeooo:paragraph-rsid="00d97888"/>
    </style:style>
    <style:style style:name="P39" style:family="paragraph" style:parent-style-name="hlp_5f_paragraph">
      <style:text-properties fo:language="en" fo:country="US" officeooo:paragraph-rsid="00e27422"/>
    </style:style>
    <style:style style:name="P40" style:family="paragraph" style:parent-style-name="hlp_5f_paragraph">
      <style:text-properties fo:language="en" fo:country="US" officeooo:rsid="00e27422" officeooo:paragraph-rsid="00e27422"/>
    </style:style>
    <style:style style:name="P41" style:family="paragraph" style:parent-style-name="hlp_5f_paragraph">
      <style:text-properties fo:language="en" fo:country="US" officeooo:rsid="00e35bad" officeooo:paragraph-rsid="00e35bad"/>
    </style:style>
    <style:style style:name="P42" style:family="paragraph" style:parent-style-name="hlp_5f_paragraph">
      <style:text-properties fo:language="en" fo:country="US" officeooo:rsid="00e440d8" officeooo:paragraph-rsid="00e440d8"/>
    </style:style>
    <style:style style:name="P43" style:family="paragraph" style:parent-style-name="hlp_5f_paragraph">
      <style:text-properties fo:language="en" fo:country="US" officeooo:rsid="00e60f9a" officeooo:paragraph-rsid="00e60f9a"/>
    </style:style>
    <style:style style:name="P44" style:family="paragraph" style:parent-style-name="hlp_5f_paragraph">
      <style:text-properties fo:language="en" fo:country="US" officeooo:rsid="00de355c" officeooo:paragraph-rsid="00e27422"/>
    </style:style>
    <style:style style:name="P45" style:family="paragraph" style:parent-style-name="hlp_5f_paragraph">
      <style:text-properties fo:language="en" fo:country="US" officeooo:rsid="00e75fd4" officeooo:paragraph-rsid="00e75fd4"/>
    </style:style>
    <style:style style:name="P46" style:family="paragraph" style:parent-style-name="hlp_5f_paragraph">
      <style:text-properties fo:language="en" fo:country="US" officeooo:rsid="00af3d03"/>
    </style:style>
    <style:style style:name="P47" style:family="paragraph" style:parent-style-name="hlp_5f_paragraph">
      <style:text-properties fo:language="en" fo:country="US" officeooo:rsid="00af3d03" officeooo:paragraph-rsid="00e27422"/>
    </style:style>
    <style:style style:name="P48" style:family="paragraph" style:parent-style-name="Text_20_body">
      <style:paragraph-properties fo:margin-top="0.0783in" fo:margin-bottom="0.0827in" loext:contextual-spacing="false"/>
    </style:style>
    <style:style style:name="P49" style:family="paragraph" style:parent-style-name="Text_20_body">
      <style:paragraph-properties fo:margin-top="0in" fo:margin-bottom="0.3937in" loext:contextual-spacing="false" fo:text-align="center" style:justify-single-word="false"/>
    </style:style>
    <style:style style:name="P50" style:family="paragraph" style:parent-style-name="TitreDoc">
      <style:text-properties fo:font-weight="bold" style:font-weight-asian="bold" style:font-weight-complex="bold"/>
    </style:style>
    <style:style style:name="P51" style:family="paragraph" style:parent-style-name="Corps_20_de_20_texte.Paragraph">
      <style:text-properties fo:font-weight="bold" style:font-weight-asian="bold" style:font-weight-complex="bold"/>
    </style:style>
    <style:style style:name="P52" style:family="paragraph" style:parent-style-name="Frame_20_contents">
      <style:text-properties fo:font-weight="bold" style:font-weight-asian="bold" style:font-weight-complex="bold"/>
    </style:style>
    <style:style style:name="P53" style:family="paragraph" style:parent-style-name="Frame_20_contents">
      <style:paragraph-properties>
        <style:tab-stops/>
      </style:paragraph-properties>
    </style:style>
    <style:style style:name="P54" style:family="paragraph" style:parent-style-name="Contents_20_1">
      <style:paragraph-properties>
        <style:tab-stops>
          <style:tab-stop style:position="7.2402in" style:type="right" style:leader-style="dotted" style:leader-text="."/>
        </style:tab-stops>
      </style:paragraph-properties>
    </style:style>
    <style:style style:name="P55" style:family="paragraph" style:parent-style-name="Contents_20_2">
      <style:paragraph-properties>
        <style:tab-stops>
          <style:tab-stop style:position="7.0437in" style:type="right" style:leader-style="dotted" style:leader-text="."/>
        </style:tab-stops>
      </style:paragraph-properties>
    </style:style>
    <style:style style:name="P56" style:family="paragraph" style:parent-style-name="Contents_20_3">
      <style:paragraph-properties>
        <style:tab-stops>
          <style:tab-stop style:position="6.8472in" style:type="right" style:leader-style="dotted" style:leader-text="."/>
        </style:tab-stops>
      </style:paragraph-properties>
    </style:style>
    <style:style style:name="P57" style:family="paragraph" style:parent-style-name="hlp_5f_head2">
      <style:text-properties fo:language="el" fo:country="GR" officeooo:rsid="00d71dc0" officeooo:paragraph-rsid="00d71dc0"/>
    </style:style>
    <style:style style:name="P58" style:family="paragraph" style:parent-style-name="hlp_5f_head2">
      <style:text-properties fo:language="el" fo:country="GR" officeooo:rsid="00de355c" officeooo:paragraph-rsid="00de355c"/>
    </style:style>
    <style:style style:name="P59" style:family="paragraph" style:parent-style-name="hlp_5f_head2">
      <style:text-properties fo:language="en" fo:country="US" officeooo:rsid="00e35bad" officeooo:paragraph-rsid="00e35bad"/>
    </style:style>
    <style:style style:name="P60" style:family="paragraph" style:parent-style-name="hlp_5f_head2">
      <style:text-properties fo:language="en" fo:country="US" officeooo:rsid="00e440d8" officeooo:paragraph-rsid="00e440d8"/>
    </style:style>
    <style:style style:name="P61" style:family="paragraph" style:parent-style-name="hlp_5f_head2">
      <style:text-properties fo:language="en" fo:country="US" officeooo:rsid="00ea9232" officeooo:paragraph-rsid="00ea9232"/>
    </style:style>
    <style:style style:name="P62" style:family="paragraph" style:parent-style-name="helpLang">
      <style:text-properties officeooo:paragraph-rsid="00e27422"/>
    </style:style>
    <style:style style:name="P63" style:family="paragraph" style:parent-style-name="hlp_5f_page">
      <style:text-properties fo:language="en" fo:country="US" officeooo:paragraph-rsid="00e27422"/>
    </style:style>
    <style:style style:name="P64" style:family="paragraph" style:parent-style-name="hlp_5f_page">
      <style:text-properties fo:language="en" fo:country="US" officeooo:rsid="00d71dc0" officeooo:paragraph-rsid="00e27422"/>
    </style:style>
    <style:style style:name="P65" style:family="paragraph" style:parent-style-name="hlp_5f_page">
      <style:text-properties fo:language="en" fo:country="US" officeooo:rsid="00de355c" officeooo:paragraph-rsid="00e27422"/>
    </style:style>
    <style:style style:name="P66" style:family="paragraph" style:parent-style-name="hlp_5f_page">
      <style:text-properties fo:language="el" fo:country="GR"/>
    </style:style>
    <style:style style:name="P67" style:family="paragraph" style:parent-style-name="hlp_5f_page">
      <style:text-properties fo:language="el" fo:country="GR" officeooo:rsid="00d71dc0" officeooo:paragraph-rsid="00d71dc0"/>
    </style:style>
    <style:style style:name="P68" style:family="paragraph" style:parent-style-name="hlp_5f_page">
      <style:text-properties fo:language="el" fo:country="GR" officeooo:rsid="00de355c" officeooo:paragraph-rsid="00de355c"/>
    </style:style>
    <style:style style:name="P69" style:family="paragraph" style:parent-style-name="hlp_5f_head1">
      <style:text-properties fo:language="en" fo:country="US" officeooo:rsid="00e27422" officeooo:paragraph-rsid="00e27422"/>
    </style:style>
    <style:style style:name="P70" style:family="paragraph" style:parent-style-name="hlp_5f_head1">
      <style:text-properties fo:language="en" fo:country="US" officeooo:rsid="00e35bad" officeooo:paragraph-rsid="00e35bad"/>
    </style:style>
    <style:style style:name="P71" style:family="paragraph" style:parent-style-name="hlp_5f_head1">
      <style:text-properties fo:language="en" fo:country="US" officeooo:rsid="00e60f9a" officeooo:paragraph-rsid="00e60f9a"/>
    </style:style>
    <style:style style:name="P72" style:family="paragraph" style:parent-style-name="hlp_5f_head1">
      <style:text-properties fo:language="el" fo:country="GR" officeooo:rsid="00d66ebb" officeooo:paragraph-rsid="00d66ebb"/>
    </style:style>
    <style:style style:name="P73" style:family="paragraph" style:parent-style-name="hlp_5f_head1">
      <style:text-properties fo:language="el" fo:country="GR" officeooo:rsid="00d71dc0" officeooo:paragraph-rsid="00d71dc0"/>
    </style:style>
    <style:style style:name="P74" style:family="paragraph" style:parent-style-name="hlp_5f_head1">
      <style:text-properties fo:language="el" fo:country="GR" officeooo:rsid="00de355c" officeooo:paragraph-rsid="00de355c"/>
    </style:style>
    <style:style style:name="P75" style:family="paragraph" style:parent-style-name="hlp_5f_head3">
      <style:text-properties fo:language="en" fo:country="US" officeooo:rsid="00e60f9a" officeooo:paragraph-rsid="00e60f9a"/>
    </style:style>
    <style:style style:name="P76" style:family="paragraph" style:parent-style-name="hlp_5f_head3">
      <style:text-properties fo:language="en" fo:country="US" officeooo:rsid="00e75fd4" officeooo:paragraph-rsid="00e75fd4"/>
    </style:style>
    <style:style style:name="P77" style:family="paragraph" style:parent-style-name="hlp_5f_head3">
      <style:text-properties fo:language="el" fo:country="GR" officeooo:rsid="00de355c" officeooo:paragraph-rsid="00de355c"/>
    </style:style>
    <style:style style:name="P78" style:family="paragraph" style:parent-style-name="hlp_5f_head3">
      <style:text-properties fo:language="el" fo:country="GR" officeooo:rsid="00df0c61" officeooo:paragraph-rsid="00df0c61"/>
    </style:style>
    <style:style style:name="P79" style:family="paragraph" style:parent-style-name="hlp_5f_tree">
      <style:text-properties fo:language="en" fo:country="US" officeooo:paragraph-rsid="00e27422"/>
    </style:style>
    <style:style style:name="P80" style:family="paragraph" style:parent-style-name="hlp_5f_tree">
      <style:text-properties fo:language="en" fo:country="US" officeooo:rsid="00af3d03" officeooo:paragraph-rsid="00e27422"/>
    </style:style>
    <style:style style:name="P81" style:family="paragraph" style:parent-style-name="hlp_5f_tree">
      <style:text-properties fo:language="el" fo:country="GR" officeooo:paragraph-rsid="00d97888"/>
    </style:style>
    <style:style style:name="P82" style:family="paragraph" style:parent-style-name="hlp_5f_tree">
      <style:text-properties fo:language="el" fo:country="GR" officeooo:rsid="00af3d03" officeooo:paragraph-rsid="00d97888"/>
    </style:style>
    <style:style style:name="P83" style:family="paragraph" style:parent-style-name="Standard" style:list-style-name="L25"/>
    <style:style style:name="P84" style:family="paragraph" style:parent-style-name="Standard" style:list-style-name="L33"/>
    <style:style style:name="P85" style:family="paragraph" style:parent-style-name="Heading_20_1" style:master-page-name="">
      <style:paragraph-properties style:page-number="auto" fo:break-before="page"/>
    </style:style>
    <style:style style:name="P86" style:family="paragraph" style:parent-style-name="Heading_20_1" style:master-page-name="">
      <style:paragraph-properties style:page-number="auto" fo:break-before="page">
        <style:tab-stops/>
      </style:paragraph-properties>
    </style:style>
    <style:style style:name="P87" style:family="paragraph" style:parent-style-name="Heading_20_1" style:master-page-name="">
      <style:paragraph-properties style:page-number="auto" fo:break-before="auto" fo:break-after="auto"/>
    </style:style>
    <style:style style:name="P88" style:family="paragraph" style:parent-style-name="Heading_20_2" style:master-page-name="">
      <style:paragraph-properties style:page-number="auto" fo:break-before="page"/>
    </style:style>
    <style:style style:name="P89"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list-style-name="L3"/>
    <style:style style:name="P93" style:family="paragraph" style:parent-style-name="Text_20_body" style:list-style-name="L4"/>
    <style:style style:name="P94" style:family="paragraph" style:parent-style-name="Text_20_body" style:list-style-name="L5"/>
    <style:style style:name="P95" style:family="paragraph" style:parent-style-name="Text_20_body" style:list-style-name="L6"/>
    <style:style style:name="P96" style:family="paragraph" style:parent-style-name="Text_20_body" style:list-style-name="L7"/>
    <style:style style:name="P97" style:family="paragraph" style:parent-style-name="Text_20_body" style:list-style-name="L8"/>
    <style:style style:name="P98" style:family="paragraph" style:parent-style-name="Text_20_body" style:list-style-name="L9"/>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2"/>
    <style:style style:name="P102" style:family="paragraph" style:parent-style-name="Text_20_body" style:list-style-name="L13"/>
    <style:style style:name="P103" style:family="paragraph" style:parent-style-name="Text_20_body" style:list-style-name="L14"/>
    <style:style style:name="P104" style:family="paragraph" style:parent-style-name="Text_20_body" style:list-style-name="L15"/>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8"/>
    <style:style style:name="P108" style:family="paragraph" style:parent-style-name="Text_20_body" style:list-style-name="L19"/>
    <style:style style:name="P109" style:family="paragraph" style:parent-style-name="Text_20_body" style:list-style-name="L20"/>
    <style:style style:name="P110" style:family="paragraph" style:parent-style-name="Text_20_body" style:list-style-name="L21"/>
    <style:style style:name="P111" style:family="paragraph" style:parent-style-name="Text_20_body" style:list-style-name="L22"/>
    <style:style style:name="P112" style:family="paragraph" style:parent-style-name="Text_20_body" style:list-style-name="L23"/>
    <style:style style:name="P113" style:family="paragraph" style:parent-style-name="Text_20_body" style:list-style-name="L24"/>
    <style:style style:name="P114" style:family="paragraph" style:parent-style-name="Text_20_body" style:list-style-name="L26"/>
    <style:style style:name="P115" style:family="paragraph" style:parent-style-name="Text_20_body" style:list-style-name="L27"/>
    <style:style style:name="P116" style:family="paragraph" style:parent-style-name="Text_20_body" style:list-style-name="L28"/>
    <style:style style:name="P117" style:family="paragraph" style:parent-style-name="Text_20_body" style:list-style-name="L29"/>
    <style:style style:name="P118" style:family="paragraph" style:parent-style-name="Text_20_body" style:list-style-name="L30"/>
    <style:style style:name="P119" style:family="paragraph" style:parent-style-name="Text_20_body" style:list-style-name="L31"/>
    <style:style style:name="P120" style:family="paragraph" style:parent-style-name="Text_20_body" style:list-style-name="L32"/>
    <style:style style:name="P121" style:family="paragraph" style:parent-style-name="Text_20_body" style:list-style-name="L34"/>
    <style:style style:name="P122" style:family="paragraph" style:parent-style-name="Text_20_body" style:list-style-name="L35"/>
    <style:style style:name="P123" style:family="paragraph" style:parent-style-name="Text_20_body" style:list-style-name="L22">
      <style:paragraph-properties fo:margin-left="0.4925in" fo:margin-right="0in" fo:text-indent="0in" style:auto-text-indent="false"/>
    </style:style>
    <style:style style:name="P124" style:family="paragraph" style:parent-style-name="Text_20_body" style:list-style-name="L27">
      <style:paragraph-properties fo:margin-left="0.4925in" fo:margin-right="0in" fo:text-indent="0in" style:auto-text-indent="false"/>
    </style:style>
    <style:style style:name="P125" style:family="paragraph" style:parent-style-name="Text_20_body" style:list-style-name="L33">
      <style:paragraph-properties fo:margin-left="0.8681in" fo:margin-right="0in" fo:text-indent="0in" style:auto-text-indent="false"/>
    </style:style>
    <style:style style:name="P126" style:family="paragraph" style:parent-style-name="Heading_20_3" style:master-page-name="">
      <style:paragraph-properties style:page-number="auto" fo:break-before="page"/>
    </style:style>
    <style:style style:name="P127" style:family="paragraph" style:parent-style-name="Corps_20_de_20_texte.Paragraph" style:list-style-name="L22">
      <style:paragraph-properties fo:margin-left="0.4925in" fo:margin-right="0in" fo:text-indent="0in" style:auto-text-indent="false"/>
    </style:style>
    <style:style style:name="P128" style:family="paragraph" style:parent-style-name="hlp_5f_tag">
      <style:text-properties fo:language="el" fo:country="GR" officeooo:rsid="00b711e2" officeooo:paragraph-rsid="00b711e2"/>
    </style:style>
    <style:style style:name="P129" style:family="paragraph" style:parent-style-name="hlp_5f_tag">
      <style:text-properties fo:language="en" fo:country="US" officeooo:rsid="00b711e2" officeooo:paragraph-rsid="00e27422"/>
    </style:style>
    <style:style style:name="P130" style:family="paragraph" style:parent-style-name="hlp_5f_tip">
      <style:text-properties fo:language="el" fo:country="GR" officeooo:rsid="00d71dc0" officeooo:paragraph-rsid="00d71dc0"/>
    </style:style>
    <style:style style:name="P131" style:family="paragraph" style:parent-style-name="hlp_5f_tip" style:list-style-name="hlp_5f_tipimg">
      <style:text-properties fo:language="el" fo:country="GR" officeooo:rsid="00d97888" officeooo:paragraph-rsid="00d97888"/>
    </style:style>
    <style:style style:name="P132" style:family="paragraph" style:parent-style-name="hlp_5f_tip">
      <style:text-properties fo:language="el" fo:country="GR" officeooo:rsid="00de355c" officeooo:paragraph-rsid="00de355c"/>
    </style:style>
    <style:style style:name="P133" style:family="paragraph" style:parent-style-name="hlp_5f_tip">
      <style:text-properties fo:language="en" fo:country="US" officeooo:rsid="00e35bad" officeooo:paragraph-rsid="00e27422"/>
    </style:style>
    <style:style style:name="P134" style:family="paragraph" style:parent-style-name="hlp_5f_tip" style:list-style-name="hlp_5f_tipimg">
      <style:text-properties fo:language="en" fo:country="US" officeooo:rsid="00d97888" officeooo:paragraph-rsid="00e27422"/>
    </style:style>
    <style:style style:name="P135" style:family="paragraph" style:parent-style-name="hlp_5f_tip">
      <style:text-properties fo:language="en" fo:country="US" officeooo:rsid="00de355c" officeooo:paragraph-rsid="00e27422"/>
    </style:style>
    <style:style style:name="P136" style:family="paragraph" style:parent-style-name="hlp_5f_warning">
      <style:text-properties fo:language="el" fo:country="GR" officeooo:rsid="00df0c61" officeooo:paragraph-rsid="00df0c61"/>
    </style:style>
    <style:style style:name="P137" style:family="paragraph" style:parent-style-name="hlp_5f_warning">
      <style:text-properties officeooo:paragraph-rsid="00e04313"/>
    </style:style>
    <style:style style:name="P138" style:family="paragraph" style:parent-style-name="hlp_5f_warning">
      <style:text-properties fo:language="en" fo:country="US" officeooo:rsid="00e75fd4" officeooo:paragraph-rsid="00e27422"/>
    </style:style>
    <style:style style:name="P139" style:family="paragraph" style:parent-style-name="hlp_5f_warning">
      <style:text-properties officeooo:paragraph-rsid="00e75fd4"/>
    </style:style>
    <style:style style:name="P140" style:family="paragraph" style:parent-style-name="hlp_5f_list_5f_dot">
      <style:text-properties officeooo:rsid="00d7dfed" officeooo:paragraph-rsid="00d7dfed"/>
    </style:style>
    <style:style style:name="P141" style:family="paragraph" style:parent-style-name="hlp_5f_list_5f_dot">
      <style:text-properties officeooo:rsid="00d7dfed" officeooo:paragraph-rsid="00d97888"/>
    </style:style>
    <style:style style:name="P142" style:family="paragraph" style:parent-style-name="hlp_5f_list_5f_dot">
      <style:text-properties officeooo:rsid="00d7dfed" officeooo:paragraph-rsid="00e27422"/>
    </style:style>
    <style:style style:name="P143" style:family="paragraph" style:parent-style-name="hlp_5f_list_5f_dot">
      <style:text-properties officeooo:rsid="00df0c61" officeooo:paragraph-rsid="00df0c61"/>
    </style:style>
    <style:style style:name="P144" style:family="paragraph" style:parent-style-name="hlp_5f_list_5f_dot">
      <style:text-properties officeooo:rsid="00df0c61" officeooo:paragraph-rsid="00e27422"/>
    </style:style>
    <style:style style:name="P145" style:family="paragraph" style:parent-style-name="hlp_5f_list_5f_dot">
      <style:text-properties officeooo:rsid="00e04313" officeooo:paragraph-rsid="00e04313"/>
    </style:style>
    <style:style style:name="P146" style:family="paragraph" style:parent-style-name="hlp_5f_list_5f_dot">
      <style:text-properties officeooo:rsid="00e04313" officeooo:paragraph-rsid="00e27422"/>
    </style:style>
    <style:style style:name="P147" style:family="paragraph" style:parent-style-name="hlp_5f_list_5f_dot">
      <style:text-properties officeooo:rsid="00e18b78" officeooo:paragraph-rsid="00e18b78"/>
    </style:style>
    <style:style style:name="P148" style:family="paragraph" style:parent-style-name="hlp_5f_list_5f_dot">
      <style:text-properties officeooo:rsid="00e18b78" officeooo:paragraph-rsid="00e27422"/>
    </style:style>
    <style:style style:name="P1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0" style:family="paragraph">
      <style:paragraph-properties fo:text-align="start"/>
      <style:text-properties style:text-line-through-style="none" style:text-line-through-type="none" style:font-name="Arial4" fo:font-size="10pt" fo:font-style="normal" style:text-underline-style="none" fo:font-weight="normal"/>
    </style:style>
    <style:style style:name="P151" style:family="paragraph">
      <style:paragraph-properties fo:text-align="center"/>
      <style:text-properties style:text-line-through-style="none" style:text-line-through-type="none" style:font-name="Arial4" fo:font-size="11pt" fo:font-style="normal" style:text-underline-style="none" fo:font-weight="normal"/>
    </style:style>
    <style:style style:name="P152"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c768e1"/>
    </style:style>
    <style:style style:name="T24" style:family="text">
      <style:text-properties officeooo:rsid="00d66ebb"/>
    </style:style>
    <style:style style:name="T25" style:family="text">
      <style:text-properties officeooo:rsid="00d71dc0"/>
    </style:style>
    <style:style style:name="T26" style:family="text">
      <style:text-properties officeooo:rsid="00d97888"/>
    </style:style>
    <style:style style:name="T27" style:family="text">
      <style:text-properties officeooo:rsid="00e27422"/>
    </style:style>
    <style:style style:name="T28" style:family="text">
      <style:text-properties officeooo:rsid="00e35bad"/>
    </style:style>
    <style:style style:name="T29" style:family="text">
      <style:text-properties officeooo:rsid="00e440d8"/>
    </style:style>
    <style:style style:name="T30" style:family="text">
      <style:text-properties officeooo:rsid="00e60f9a"/>
    </style:style>
    <style:style style:name="T31" style:family="text">
      <style:text-properties officeooo:rsid="00e75fd4"/>
    </style:style>
    <style:style style:name="T32" style:family="text">
      <style:text-properties fo:language="en" fo:country="US"/>
    </style:style>
    <style:style style:name="T33" style:family="text">
      <style:text-properties fo:language="en" fo:country="US" officeooo:rsid="00e440d8"/>
    </style:style>
    <style:style style:name="T34" style:family="text">
      <style:text-properties fo:language="en" fo:country="US" officeooo:rsid="00e75fd4"/>
    </style:style>
    <style:style style:name="T35" style:family="text">
      <style:text-properties fo:language="el" fo:country="GR"/>
    </style:style>
    <style:style style:name="T36" style:family="text">
      <style:text-properties fo:language="el" fo:country="GR" officeooo:rsid="00d97888"/>
    </style:style>
    <style:style style:name="T37" style:family="text">
      <style:text-properties fo:language="el" fo:country="GR" officeooo:rsid="00e04313"/>
    </style:style>
    <style:style style:name="T38" style:family="text">
      <style:text-properties fo:language="el" fo:country="GR" officeooo:rsid="00eb5bf3"/>
    </style:style>
    <style:style style:name="T39" style:family="text">
      <style:text-properties officeooo:rsid="00eb5bf3"/>
    </style:style>
    <style:style style:name="T40"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23/07/2018 14:36:32&#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23/07/2018 14:36:2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49"/>
      <text:p text:style-name="P50">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54">1 Introduction<text:tab/><text:a xlink:type="simple" xlink:href="#__RefHeading__78010_325084090" text:style-name="Internet_20_link" text:visited-style-name="Visited_20_Internet_20_Link">3</text:a></text:p>
          <text:p text:style-name="P55">1.1 Prerequisites<text:tab/><text:a xlink:type="simple" xlink:href="#__RefHeading__78012_325084090" text:style-name="Internet_20_link" text:visited-style-name="Visited_20_Internet_20_Link">3</text:a></text:p>
          <text:p text:style-name="P55">1.2 What is this document ?<text:tab/><text:a xlink:type="simple" xlink:href="#__RefHeading__78014_325084090" text:style-name="Internet_20_link" text:visited-style-name="Visited_20_Internet_20_Link">3</text:a></text:p>
          <text:p text:style-name="P55">1.3 What kind of extensions may I create?<text:tab/><text:a xlink:type="simple" xlink:href="#__RefHeading__78016_325084090" text:style-name="Internet_20_link" text:visited-style-name="Visited_20_Internet_20_Link">3</text:a></text:p>
          <text:p text:style-name="P55">1.4 References<text:tab/><text:a xlink:type="simple" xlink:href="#__RefHeading__78018_325084090" text:style-name="Internet_20_link" text:visited-style-name="Visited_20_Internet_20_Link">4</text:a></text:p>
          <text:p text:style-name="P55">1.5 Document changes<text:tab/><text:a xlink:type="simple" xlink:href="#__RefHeading__78020_325084090" text:style-name="Internet_20_link" text:visited-style-name="Visited_20_Internet_20_Link">5</text:a></text:p>
          <text:p text:style-name="P55">1.6 Upgrading your extension compiler<text:tab/><text:a xlink:type="simple" xlink:href="#__RefHeading__78022_325084090" text:style-name="Internet_20_link" text:visited-style-name="Visited_20_Internet_20_Link">5</text:a></text:p>
          <text:p text:style-name="P54">2 How to compile your extension<text:tab/><text:a xlink:type="simple" xlink:href="#__RefHeading__78024_325084090" text:style-name="Internet_20_link" text:visited-style-name="Visited_20_Internet_20_Link">7</text:a></text:p>
          <text:p text:style-name="P55">2.1 Overview<text:tab/><text:a xlink:type="simple" xlink:href="#__RefHeading__9926_1626668240" text:style-name="Internet_20_link" text:visited-style-name="Visited_20_Internet_20_Link">7</text:a></text:p>
          <text:p text:style-name="P55">2.2 Extension variants<text:tab/><text:a xlink:type="simple" xlink:href="#__RefHeading__9928_1626668240" text:style-name="Internet_20_link" text:visited-style-name="Visited_20_Internet_20_Link">7</text:a></text:p>
          <text:p text:style-name="P55">2.3 Compile ! <text:s/><text:tab/><text:a xlink:type="simple" xlink:href="#__RefHeading__9930_1626668240" text:style-name="Internet_20_link" text:visited-style-name="Visited_20_Internet_20_Link">8</text:a></text:p>
          <text:p text:style-name="P56">2.3.1 OpenOffice.org or compatible<text:tab/><text:a xlink:type="simple" xlink:href="#__RefHeading__8508_1806633557" text:style-name="Internet_20_link" text:visited-style-name="Visited_20_Internet_20_Link">8</text:a></text:p>
          <text:p text:style-name="P56">2.3.2 Apache OpenOffice only<text:tab/><text:a xlink:type="simple" xlink:href="#__RefHeading__8510_1806633557" text:style-name="Internet_20_link" text:visited-style-name="Visited_20_Internet_20_Link">9</text:a></text:p>
          <text:p text:style-name="P56">2.3.3 LibreOffice only<text:tab/><text:a xlink:type="simple" xlink:href="#__RefHeading__8512_1806633557" text:style-name="Internet_20_link" text:visited-style-name="Visited_20_Internet_20_Link">10</text:a></text:p>
          <text:p text:style-name="P54">3 Compiler language syntax<text:tab/><text:a xlink:type="simple" xlink:href="#__RefHeading__78026_325084090" text:style-name="Internet_20_link" text:visited-style-name="Visited_20_Internet_20_Link">11</text:a></text:p>
          <text:p text:style-name="P55">3.1 Overview of the program<text:tab/><text:a xlink:type="simple" xlink:href="#__RefHeading__78028_325084090" text:style-name="Internet_20_link" text:visited-style-name="Visited_20_Internet_20_Link">11</text:a></text:p>
          <text:p text:style-name="P55">3.2 Phase : Description<text:tab/><text:a xlink:type="simple" xlink:href="#__RefHeading__78030_325084090" text:style-name="Internet_20_link" text:visited-style-name="Visited_20_Internet_20_Link">11</text:a></text:p>
          <text:p text:style-name="P55">3.3 Phase : Annexes<text:tab/><text:a xlink:type="simple" xlink:href="#__RefHeading__78032_325084090" text:style-name="Internet_20_link" text:visited-style-name="Visited_20_Internet_20_Link">11</text:a></text:p>
          <text:p text:style-name="P55">3.4 Phase : AddonUI<text:tab/><text:a xlink:type="simple" xlink:href="#__RefHeading__78034_325084090" text:style-name="Internet_20_link" text:visited-style-name="Visited_20_Internet_20_Link">12</text:a></text:p>
          <text:p text:style-name="P56">3.4.1 Sequence : Command<text:tab/><text:a xlink:type="simple" xlink:href="#__RefHeading__78036_325084090" text:style-name="Internet_20_link" text:visited-style-name="Visited_20_Internet_20_Link">12</text:a></text:p>
          <text:p text:style-name="P56">3.4.2 Sequence : ButtonsList<text:tab/><text:a xlink:type="simple" xlink:href="#__RefHeading__78038_325084090" text:style-name="Internet_20_link" text:visited-style-name="Visited_20_Internet_20_Link">12</text:a></text:p>
          <text:p text:style-name="P56">3.4.3 Sequence : Menu<text:tab/><text:a xlink:type="simple" xlink:href="#__RefHeading__78040_325084090" text:style-name="Internet_20_link" text:visited-style-name="Visited_20_Internet_20_Link">12</text:a></text:p>
          <text:p text:style-name="P56">3.4.4 Sequence : MenuItems<text:tab/><text:a xlink:type="simple" xlink:href="#__RefHeading__78042_325084090" text:style-name="Internet_20_link" text:visited-style-name="Visited_20_Internet_20_Link">12</text:a></text:p>
          <text:p text:style-name="P55">3.5 Application context<text:tab/><text:a xlink:type="simple" xlink:href="#__RefHeading__78044_325084090" text:style-name="Internet_20_link" text:visited-style-name="Visited_20_Internet_20_Link">13</text:a></text:p>
          <text:p text:style-name="P56">3.5.1 List of application contexts<text:tab/><text:a xlink:type="simple" xlink:href="#__RefHeading__8579_120917933" text:style-name="Internet_20_link" text:visited-style-name="Visited_20_Internet_20_Link">13</text:a></text:p>
          <text:p text:style-name="P56">3.5.2 Contexts in a hierarchical menu<text:tab/><text:a xlink:type="simple" xlink:href="#__RefHeading__8581_120917933" text:style-name="Internet_20_link" text:visited-style-name="Visited_20_Internet_20_Link">14</text:a></text:p>
          <text:p text:style-name="P55">3.6 Block instructions ( beginXxxx / endXxxx )<text:tab/><text:a xlink:type="simple" xlink:href="#__RefHeading__78046_325084090" text:style-name="Internet_20_link" text:visited-style-name="Visited_20_Internet_20_Link">14</text:a></text:p>
          <text:p text:style-name="P56">3.6.1 AddonMenu<text:tab/><text:a xlink:type="simple" xlink:href="#__RefHeading__78048_325084090" text:style-name="Internet_20_link" text:visited-style-name="Visited_20_Internet_20_Link">14</text:a></text:p>
          <text:p text:style-name="P56">3.6.2 AddonUI<text:tab/><text:a xlink:type="simple" xlink:href="#__RefHeading__78050_325084090" text:style-name="Internet_20_link" text:visited-style-name="Visited_20_Internet_20_Link">14</text:a></text:p>
          <text:p text:style-name="P56">3.6.3 Annexes<text:tab/><text:a xlink:type="simple" xlink:href="#__RefHeading__78052_325084090" text:style-name="Internet_20_link" text:visited-style-name="Visited_20_Internet_20_Link">14</text:a></text:p>
          <text:p text:style-name="P56">3.6.4 Button<text:tab/><text:a xlink:type="simple" xlink:href="#__RefHeading__78054_325084090" text:style-name="Internet_20_link" text:visited-style-name="Visited_20_Internet_20_Link">15</text:a></text:p>
          <text:p text:style-name="P56">3.6.5 Command<text:tab/><text:a xlink:type="simple" xlink:href="#__RefHeading__78056_325084090" text:style-name="Internet_20_link" text:visited-style-name="Visited_20_Internet_20_Link">15</text:a></text:p>
          <text:p text:style-name="P56">3.6.6 Description<text:tab/><text:a xlink:type="simple" xlink:href="#__RefHeading__78060_325084090" text:style-name="Internet_20_link" text:visited-style-name="Visited_20_Internet_20_Link">15</text:a></text:p>
          <text:p text:style-name="P56">3.6.7 Image<text:tab/><text:a xlink:type="simple" xlink:href="#__RefHeading__78062_325084090" text:style-name="Internet_20_link" text:visited-style-name="Visited_20_Internet_20_Link">15</text:a></text:p>
          <text:p text:style-name="P56">3.6.8 Menu<text:tab/><text:a xlink:type="simple" xlink:href="#__RefHeading__78064_325084090" text:style-name="Internet_20_link" text:visited-style-name="Visited_20_Internet_20_Link">15</text:a></text:p>
          <text:p text:style-name="P56">3.6.9 MenuItems<text:tab/><text:a xlink:type="simple" xlink:href="#__RefHeading__78066_325084090" text:style-name="Internet_20_link" text:visited-style-name="Visited_20_Internet_20_Link">15</text:a></text:p>
          <text:p text:style-name="P56">3.6.10 MergeInstruction<text:tab/><text:a xlink:type="simple" xlink:href="#__RefHeading__78068_325084090" text:style-name="Internet_20_link" text:visited-style-name="Visited_20_Internet_20_Link">15</text:a></text:p>
          <text:p text:style-name="P56">3.6.11 MergeItems<text:tab/><text:a xlink:type="simple" xlink:href="#__RefHeading__78070_325084090" text:style-name="Internet_20_link" text:visited-style-name="Visited_20_Internet_20_Link">16</text:a></text:p>
          <text:p text:style-name="P56">3.6.12 OfficeHelp<text:tab/><text:a xlink:type="simple" xlink:href="#__RefHeading__78072_325084090" text:style-name="Internet_20_link" text:visited-style-name="Visited_20_Internet_20_Link">16</text:a></text:p>
          <text:p text:style-name="P56">3.6.13 OfficeImages<text:tab/><text:a xlink:type="simple" xlink:href="#__RefHeading__78074_325084090" text:style-name="Internet_20_link" text:visited-style-name="Visited_20_Internet_20_Link">16</text:a></text:p>
          <text:p text:style-name="P56">3.6.14 OfficeMenuBar<text:tab/><text:a xlink:type="simple" xlink:href="#__RefHeading__78076_325084090" text:style-name="Internet_20_link" text:visited-style-name="Visited_20_Internet_20_Link">17</text:a></text:p>
          <text:p text:style-name="P56">3.6.15 OfficeMenuBarMerging<text:tab/><text:a xlink:type="simple" xlink:href="#__RefHeading__78078_325084090" text:style-name="Internet_20_link" text:visited-style-name="Visited_20_Internet_20_Link">17</text:a></text:p>
          <text:p text:style-name="P56">3.6.16 OfficeToolbar<text:tab/><text:a xlink:type="simple" xlink:href="#__RefHeading__78080_325084090" text:style-name="Internet_20_link" text:visited-style-name="Visited_20_Internet_20_Link">17</text:a></text:p>
          <text:p text:style-name="P56">3.6.17 OfficeToolbarMerging<text:tab/><text:a xlink:type="simple" xlink:href="#__RefHeading__78082_325084090" text:style-name="Internet_20_link" text:visited-style-name="Visited_20_Internet_20_Link">18</text:a></text:p>
          <text:p text:style-name="P56">3.6.18 TbTitles<text:tab/><text:a xlink:type="simple" xlink:href="#__RefHeading__78084_325084090" text:style-name="Internet_20_link" text:visited-style-name="Visited_20_Internet_20_Link">19</text:a></text:p>
          <text:p text:style-name="P56">3.6.19 Titles<text:tab/><text:a xlink:type="simple" xlink:href="#__RefHeading__78086_325084090" text:style-name="Internet_20_link" text:visited-style-name="Visited_20_Internet_20_Link">19</text:a></text:p>
          <text:p text:style-name="P56">3.6.20 UpdateInformation<text:tab/><text:a xlink:type="simple" xlink:href="#__RefHeading__35363393" text:style-name="Internet_20_link" text:visited-style-name="Visited_20_Internet_20_Link">20</text:a></text:p>
          <text:p text:style-name="P55">3.7 Simple instructions<text:tab/><text:a xlink:type="simple" xlink:href="#__RefHeading__78088_325084090" text:style-name="Internet_20_link" text:visited-style-name="Visited_20_Internet_20_Link">23</text:a></text:p>
          <text:p text:style-name="P56">3.7.1 addConfiguration<text:tab/><text:a xlink:type="simple" xlink:href="#__RefHeading__78090_325084090" text:style-name="Internet_20_link" text:visited-style-name="Visited_20_Internet_20_Link">23</text:a></text:p>
          <text:p text:style-name="P56">3.7.2 addSeparator<text:tab/><text:a xlink:type="simple" xlink:href="#__RefHeading__78092_325084090" text:style-name="Internet_20_link" text:visited-style-name="Visited_20_Internet_20_Link">23</text:a></text:p>
          <text:p text:style-name="P56">3.7.3 setButtonType<text:tab/><text:a xlink:type="simple" xlink:href="#__RefHeading__78094_325084090" text:style-name="Internet_20_link" text:visited-style-name="Visited_20_Internet_20_Link">23</text:a></text:p>
          <text:p text:style-name="P56">3.7.4 setDisplayName<text:tab/><text:a xlink:type="simple" xlink:href="#__RefHeading__78096_325084090" text:style-name="Internet_20_link" text:visited-style-name="Visited_20_Internet_20_Link">23</text:a></text:p>
          <text:p text:style-name="P56">3.7.5 setExtensionDescription<text:tab/><text:a xlink:type="simple" xlink:href="#__RefHeading__78098_325084090" text:style-name="Internet_20_link" text:visited-style-name="Visited_20_Internet_20_Link">23</text:a></text:p>
          <text:p text:style-name="P56">3.7.6 setHelp<text:tab/><text:a xlink:type="simple" xlink:href="#__RefHeading__78100_325084090" text:style-name="Internet_20_link" text:visited-style-name="Visited_20_Internet_20_Link">24</text:a></text:p>
          <text:p text:style-name="P56">3.7.7 setIcon<text:tab/><text:a xlink:type="simple" xlink:href="#__RefHeading__78102_325084090" text:style-name="Internet_20_link" text:visited-style-name="Visited_20_Internet_20_Link">24</text:a></text:p>
          <text:p text:style-name="P56">3.7.8 setImage<text:tab/><text:a xlink:type="simple" xlink:href="#__RefHeading__78104_325084090" text:style-name="Internet_20_link" text:visited-style-name="Visited_20_Internet_20_Link">24</text:a></text:p>
          <text:p text:style-name="P56">3.7.9 setLicense<text:tab/><text:a xlink:type="simple" xlink:href="#__RefHeading__78106_325084090" text:style-name="Internet_20_link" text:visited-style-name="Visited_20_Internet_20_Link">25</text:a></text:p>
          <text:p text:style-name="P56">3.7.10 setMergePoint<text:tab/><text:a xlink:type="simple" xlink:href="#__RefHeading__78108_325084090" text:style-name="Internet_20_link" text:visited-style-name="Visited_20_Internet_20_Link">25</text:a></text:p>
          <text:p text:style-name="P56">3.7.11 setPlatform<text:tab/><text:a xlink:type="simple" xlink:href="#__RefHeading__78112_325084090" text:style-name="Internet_20_link" text:visited-style-name="Visited_20_Internet_20_Link">26</text:a></text:p>
          <text:p text:style-name="P56">3.7.12 setProperty<text:tab/><text:a xlink:type="simple" xlink:href="#__RefHeading__78114_325084090" text:style-name="Internet_20_link" text:visited-style-name="Visited_20_Internet_20_Link">26</text:a></text:p>
          <text:p text:style-name="P56">3.7.13 setPublisherName<text:tab/><text:a xlink:type="simple" xlink:href="#__RefHeading__78116_325084090" text:style-name="Internet_20_link" text:visited-style-name="Visited_20_Internet_20_Link">27</text:a></text:p>
          <text:p text:style-name="P56">3.7.14 setReleaseNotes<text:tab/><text:a xlink:type="simple" xlink:href="#__RefHeading__78118_325084090" text:style-name="Internet_20_link" text:visited-style-name="Visited_20_Internet_20_Link">27</text:a></text:p>
          <text:p text:style-name="P56">3.7.15 setTarget<text:tab/><text:a xlink:type="simple" xlink:href="#__RefHeading__78120_325084090" text:style-name="Internet_20_link" text:visited-style-name="Visited_20_Internet_20_Link">27</text:a></text:p>
          <text:p text:style-name="P56">3.7.16 setTitle<text:tab/><text:a xlink:type="simple" xlink:href="#__RefHeading__78122_325084090" text:style-name="Internet_20_link" text:visited-style-name="Visited_20_Internet_20_Link">27</text:a></text:p>
          <text:p text:style-name="P56">3.7.17 setTooltip<text:tab/><text:a xlink:type="simple" xlink:href="#__RefHeading__25056_1418797575" text:style-name="Internet_20_link" text:visited-style-name="Visited_20_Internet_20_Link">28</text:a></text:p>
          <text:p text:style-name="P56">3.7.18 setUpdateSource<text:tab/><text:a xlink:type="simple" xlink:href="#__RefHeading__78126_325084090" text:style-name="Internet_20_link" text:visited-style-name="Visited_20_Internet_20_Link">28</text:a></text:p>
          <text:p text:style-name="P56">3.7.19 setURL<text:tab/><text:a xlink:type="simple" xlink:href="#__RefHeading__78128_325084090" text:style-name="Internet_20_link" text:visited-style-name="Visited_20_Internet_20_Link">29</text:a></text:p>
          <text:p text:style-name="P56">3.7.20 useComponent<text:tab/><text:a xlink:type="simple" xlink:href="#__RefHeading__78130_325084090" text:style-name="Internet_20_link" text:visited-style-name="Visited_20_Internet_20_Link">30</text:a></text:p>
          <text:p text:style-name="P56">3.7.21 useLibrary<text:tab/><text:a xlink:type="simple" xlink:href="#__RefHeading__78132_325084090" text:style-name="Internet_20_link" text:visited-style-name="Visited_20_Internet_20_Link">31</text:a></text:p>
          <text:p text:style-name="P54">4 Credits <text:tab/><text:a xlink:type="simple" xlink:href="#__RefHeading__78134_325084090" text:style-name="Internet_20_link" text:visited-style-name="Visited_20_Internet_20_Link">32</text:a></text:p>
          <text:p text:style-name="P54">5 Licences of Extension Compiler<text:tab/><text:a xlink:type="simple" xlink:href="#__RefHeading__78136_325084090" text:style-name="Internet_20_link" text:visited-style-name="Visited_20_Internet_20_Link">32</text:a></text:p>
          <text:p text:style-name="P55">5.1 Documentation<text:tab/><text:a xlink:type="simple" xlink:href="#__RefHeading__78138_325084090" text:style-name="Internet_20_link" text:visited-style-name="Visited_20_Internet_20_Link">32</text:a></text:p>
          <text:p text:style-name="P55">5.2 Macro libraries<text:tab/><text:a xlink:type="simple" xlink:href="#__RefHeading__78140_325084090" text:style-name="Internet_20_link" text:visited-style-name="Visited_20_Internet_20_Link">32</text:a></text:p>
          <text:p text:style-name="P54">6 Data used by extension ExtensionCompiler<text:tab/><text:a xlink:type="simple" xlink:href="#__RefHeading__78142_325084090" text:style-name="Internet_20_link" text:visited-style-name="Visited_20_Internet_20_Link">33</text:a></text:p>
          <text:p text:style-name="P55">6.1 Localized tooltip text<text:tab/><text:a xlink:type="simple" xlink:href="#__RefHeading__25058_1418797575" text:style-name="Internet_20_link" text:visited-style-name="Visited_20_Internet_20_Link">33</text:a></text:p>
          <text:p text:style-name="P56">Tooltip en<text:tab/><text:a xlink:type="simple" xlink:href="#__RefHeading__44465_325084090" text:style-name="Internet_20_link" text:visited-style-name="Visited_20_Internet_20_Link">33</text:a></text:p>
          <text:p text:style-name="P56">Tooltip fr<text:tab/><text:a xlink:type="simple" xlink:href="#__RefHeading__44467_325084090" text:style-name="Internet_20_link" text:visited-style-name="Visited_20_Internet_20_Link">33</text:a></text:p>
          <text:p text:style-name="P56">Tooltip es<text:tab/><text:a xlink:type="simple" xlink:href="#__RefHeading__44469_325084090" text:style-name="Internet_20_link" text:visited-style-name="Visited_20_Internet_20_Link">33</text:a></text:p>
          <text:p text:style-name="P55">6.2 Localized description text<text:tab/><text:a xlink:type="simple" xlink:href="#__RefHeading__78152_325084090" text:style-name="Internet_20_link" text:visited-style-name="Visited_20_Internet_20_Link">33</text:a></text:p>
          <text:p text:style-name="P56">Description en<text:tab/><text:a xlink:type="simple" xlink:href="#__RefHeading__78154_325084090" text:style-name="Internet_20_link" text:visited-style-name="Visited_20_Internet_20_Link">33</text:a></text:p>
          <text:p text:style-name="P56">Description fr<text:tab/><text:a xlink:type="simple" xlink:href="#__RefHeading__78156_325084090" text:style-name="Internet_20_link" text:visited-style-name="Visited_20_Internet_20_Link">34</text:a></text:p>
          <text:p text:style-name="P56">Description es<text:tab/><text:a xlink:type="simple" xlink:href="#__RefHeading__78158_325084090" text:style-name="Internet_20_link" text:visited-style-name="Visited_20_Internet_20_Link">34</text:a></text:p>
          <text:p text:style-name="P55">6.3 Localized license text<text:tab/><text:a xlink:type="simple" xlink:href="#__RefHeading__78160_325084090" text:style-name="Internet_20_link" text:visited-style-name="Visited_20_Internet_20_Link">34</text:a></text:p>
          <text:p text:style-name="P56">License en<text:tab/><text:a xlink:type="simple" xlink:href="#__RefHeading__78162_325084090" text:style-name="Internet_20_link" text:visited-style-name="Visited_20_Internet_20_Link">35</text:a></text:p>
          <text:p text:style-name="P56">License fr<text:tab/><text:a xlink:type="simple" xlink:href="#__RefHeading__78164_325084090" text:style-name="Internet_20_link" text:visited-style-name="Visited_20_Internet_20_Link">42</text:a></text:p>
          <text:p text:style-name="P56">License it<text:tab/><text:a xlink:type="simple" xlink:href="#__RefHeading__78166_325084090" text:style-name="Internet_20_link" text:visited-style-name="Visited_20_Internet_20_Link">51</text:a></text:p>
          <text:p text:style-name="P56"><text:soft-page-break/>License es<text:tab/><text:a xlink:type="simple" xlink:href="#__RefHeading__78168_325084090" text:style-name="Internet_20_link" text:visited-style-name="Visited_20_Internet_20_Link">59</text:a></text:p>
          <text:p text:style-name="P56">License de<text:tab/><text:a xlink:type="simple" xlink:href="#__RefHeading__78170_325084090" text:style-name="Internet_20_link" text:visited-style-name="Visited_20_Internet_20_Link">66</text:a></text:p>
          <text:p text:style-name="P56">License ru<text:tab/><text:a xlink:type="simple" xlink:href="#__RefHeading__78172_325084090" text:style-name="Internet_20_link" text:visited-style-name="Visited_20_Internet_20_Link">73</text:a></text:p>
          <text:p text:style-name="P55">6.4 Localized help text<text:tab/><text:a xlink:type="simple" xlink:href="#__RefHeading__78174_325084090" text:style-name="Internet_20_link" text:visited-style-name="Visited_20_Internet_20_Link">79</text:a></text:p>
          <text:p text:style-name="P56">6.4.1 How to write help pages<text:tab/><text:a xlink:type="simple" xlink:href="#__RefHeading__78176_325084090" text:style-name="Internet_20_link" text:visited-style-name="Visited_20_Internet_20_Link">79</text:a></text:p>
          <text:p text:style-name="P56">Help zz<text:tab/><text:a xlink:type="simple" xlink:href="#__RefHeading__78178_325084090" text:style-name="Internet_20_link" text:visited-style-name="Visited_20_Internet_20_Link">81</text:a></text:p>
          <text:p text:style-name="P56">6.4.2 Help pages for ExtensionCompiler<text:tab/><text:a xlink:type="simple" xlink:href="#__RefHeading__78180_325084090" text:style-name="Internet_20_link" text:visited-style-name="Visited_20_Internet_20_Link">90</text:a></text:p>
          <text:p text:style-name="P56">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442251067" text:style-name="L1">
        <text:list-item>
          <text:p text:style-name="P90">Basic macros with add-on buttons and / or menus (just like the old Add-On concept)</text:p>
        </text:list-item>
        <text:list-item>
          <text:p text:style-name="P90">Java, JavaScript, Beanshell, Python based scripts with add-on buttons and / or menus</text:p>
        </text:list-item>
        <text:list-item>
          <text:p text:style-name="P90">Only a script library or dialog library without any addition or change in buttons or menu </text:p>
        </text:list-item>
        <text:list-item>
          <text:p text:style-name="P90">Configuration files, including changes (mergings) in existing menus and toolbars</text:p>
        </text:list-item>
        <text:list-item>
          <text:p text:style-name="P90">Extensions containing Uno components</text:p>
        </text:list-item>
        <text:list-item>
          <text:p text:style-name="P90">Extensions using libraries in native computer language.</text:p>
        </text:list-item>
        <text:list-item>
          <text:p text:style-name="P90">Or a mix of the elements above.</text:p>
        </text:list-item>
        <text:list-item>
          <text:p text:style-name="P90">You may create your own multilingual help pages, they will be inserted in the Help system.</text:p>
        </text:list-item>
      </text:list>
      <text:p text:style-name="P48">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255693692" text:style-name="L2">
        <text:list-item>
          <text:p text:style-name="P91">Version 2.1.2 :</text:p>
        </text:list-item>
      </text:list>
      <text:list xml:id="list247569233" text:style-name="L3">
        <text:list-item>
          <text:list>
            <text:list-item>
              <text:p text:style-name="P92">Localized help : resolved non-functional hyperlink due to API incompatibility introduced by Apache OpenOffice 4.1 (and LibreOffice 4.0).</text:p>
            </text:list-item>
          </text:list>
        </text:list-item>
      </text:list>
      <text:list xml:id="list143641304805257" text:continue-list="list3255693692" text:style-name="L2">
        <text:list-item>
          <text:p text:style-name="P91">Version 2.1.1 :</text:p>
        </text:list-item>
      </text:list>
      <text:list xml:id="list3130327707" text:style-name="L4">
        <text:list-item>
          <text:list>
            <text:list-item>
              <text:p text:style-name="P93">Documentation chapter 3.7.10 <text:span text:style-name="InstructionMacro">setMergePoint</text:span>, the list of commands for Arg2 was incorrect.</text:p>
            </text:list-item>
            <text:list-item>
              <text:p text:style-name="P93">Example in module Template7 had an incorrect argument Arg3 in <text:span text:style-name="InstructionMacro">setMergePoint</text:span>.</text:p>
            </text:list-item>
            <text:list-item>
              <text:p text:style-name="P93">When creating an hyperlink in a help page, the keyword (internal, external, etc) is now recognized in any character case.</text:p>
            </text:list-item>
            <text:list-item>
              <text:p text:style-name="P93">Creation of localized help, hyperlink to an existing OpenOffice help page : the address of a help page displayed by the macro was incorrect when the page was found by a help search.</text:p>
            </text:list-item>
          </text:list>
        </text:list-item>
      </text:list>
      <text:list xml:id="list143640935271085" text:continue-list="list143641304805257" text:style-name="L2">
        <text:list-item>
          <text:p text:style-name="P91">Version 2.1.0 :</text:p>
        </text:list-item>
      </text:list>
      <text:list xml:id="list2366873928" text:style-name="L5">
        <text:list-item>
          <text:list>
            <text:list-item>
              <text:p text:style-name="P94">An extension can define several toolbars (instead of only one).</text:p>
            </text:list-item>
            <text:list-item>
              <text:p text:style-name="P94">The list of Application contexts is revised, see chapter 3.5.</text:p>
            </text:list-item>
            <text:list-item>
              <text:p text:style-name="P94">The argument of <text:span text:style-name="InstructionMacro">beginMergeInstruction</text:span> becomes mandatory.</text:p>
            </text:list-item>
          </text:list>
        </text:list-item>
      </text:list>
      <text:list xml:id="list143642087791902" text:continue-list="list143640935271085" text:style-name="L2">
        <text:list-item>
          <text:p text:style-name="P91">Version 2.0.0 :</text:p>
        </text:list-item>
      </text:list>
      <text:list xml:id="list1583499473" text:style-name="L6">
        <text:list-item>
          <text:list>
            <text:list-item>
              <text:p text:style-name="P9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95"><text:s/>As a consequence of above, block <text:span text:style-name="InstructionMacro">Dependencies</text:span> and instruction <text:span text:style-name="InstructionMacro">setOOoDependency</text:span> are suppressed.</text:p>
            </text:list-item>
            <text:list-item>
              <text:p text:style-name="P95">Arg3 of <text:span text:style-name="InstructionMacro">beginDescription</text:span> is no longer used.</text:p>
            </text:list-item>
            <text:list-item>
              <text:p text:style-name="P95">Syntax of Block <text:span text:style-name="InstructionMacro">UpdateInformation</text:span> and instruction <text:span text:style-name="InstructionMacro">setUpdateSource</text:span> have changed.</text:p>
            </text:list-item>
            <text:list-item>
              <text:p text:style-name="P95">Syntax of instruction <text:span text:style-name="InstructionMacro">setLicense</text:span> has changed.</text:p>
            </text:list-item>
            <text:list-item>
              <text:p text:style-name="P95">Some obsolete extension features are no longer supported. Compiled extensions now need OpenOffice.org version 2.4 or more recent (LibreOffice, Apache OpenOffice).</text:p>
            </text:list-item>
            <text:list-item>
              <text:p text:style-name="P95">Macros of this document are now published under Apache License version 2.0.</text:p>
            </text:list-item>
          </text:list>
        </text:list-item>
      </text:list>
      <text:list xml:id="list143642611088263" text:continue-list="list143642087791902" text:style-name="L2">
        <text:list-item>
          <text:p text:style-name="P91">Version 1.5.3 :</text:p>
        </text:list-item>
      </text:list>
      <text:list xml:id="list1084448913" text:style-name="L7">
        <text:list-item>
          <text:list>
            <text:list-item>
              <text:p text:style-name="P96">Help pages containing an hyperlink to an OpenOffice help page : a macro provides now the address of the page. See explanations at <text:span text:style-name="T8">Page7 : Hyperlinks</text:span>.</text:p>
            </text:list-item>
            <text:list-item>
              <text:p text:style-name="P96">The license examples are purged from the directives for use which are not part of the license itself.</text:p>
            </text:list-item>
            <text:list-item>
              <text:p text:style-name="P9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26689890" text:style-name="L8">
        <text:list-item>
          <text:p text:style-name="P97">Basic library Standard, Module1 : your instruction inside the Sub myExtension</text:p>
        </text:list-item>
        <text:list-item>
          <text:p text:style-name="P97">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97"><text:soft-page-break/>Localized <text:a xlink:type="simple" xlink:href="#6.4.2.Help pages for ExtensionCompiler|outline" text:style-name="Internet_20_link" text:visited-style-name="Visited_20_Internet_20_Link">help text pages and trees</text:a>.</text:p>
        </text:list-item>
      </text:list>
      <text:h text:style-name="P8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53"><text:span text:style-name="T2">Mandatory</text:span><text:tab/><text:tab/>Display to user if found incompatible at installation</text:p><text:p text:style-name="Frame_20_contents"><draw:control text:anchor-type="paragraph" draw:z-index="8" draw:style-name="gr1" draw:text-style-name="P150" svg:width="0.3157in" svg:height="0.1776in" svg:x="0.9055in" svg:y="0.0783in" draw:control="control1"/><draw:control text:anchor-type="paragraph" draw:z-index="9" draw:style-name="gr1" draw:text-style-name="P150" svg:width="3.5433in" svg:height="0.1776in" svg:x="1.4173in" svg:y="0.0783in" draw:control="control2"/>From version</text:p><text:p text:style-name="Frame_20_contents"/><text:p text:style-name="P53"><text:span text:style-name="T2">Optional</text:span><text:tab/><text:tab/>Display to user if found incompatible at installation</text:p><text:p text:style-name="Frame_20_contents"><draw:control text:anchor-type="paragraph" draw:z-index="10" draw:style-name="gr1" draw:text-style-name="P150" svg:width="0.3157in" svg:height="0.1776in" svg:x="0.9071in" svg:y="0.0783in" draw:control="control3"/><draw:control text:anchor-type="paragraph" draw:z-index="11" draw:style-name="gr1" draw:text-style-name="P150"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51" svg:width="3.2921in" svg:height="0.2713in" svg:x="1.4256in" svg:y="0.0992in" draw:control="control5"/></text:p><text:p text:style-name="Frame_20_contents"/><text:p text:style-name="P52">Compilation results</text:p><text:p text:style-name="P52"><draw:control text:anchor-type="paragraph" draw:z-index="23" draw:style-name="gr1" draw:text-style-name="P152" svg:width="5.5122in" svg:height="1.5752in" svg:x="0.1575in" svg:y="0.1425in" draw:control="control14"/></text:p><text:p text:style-name="P52"/></draw:text-box></draw:frame></text:p>
      <text:p text:style-name="Text_20_body">Note that if your extension creates a toolbar you will need another compilation to Apache OpenOffice 4, see next section.</text:p>
      <text:p text:style-name="Text_20_body"/>
      <text:h text:style-name="P12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53"><text:span text:style-name="T2">Mandatory</text:span><text:tab/><text:tab/>Display to user if found incompatible at installation</text:p><text:p text:style-name="Frame_20_contents"><draw:control text:anchor-type="paragraph" draw:z-index="14" draw:style-name="gr1" draw:text-style-name="P150" svg:width="0.3157in" svg:height="0.1776in" svg:x="0.9173in" svg:y="0.0783in" draw:control="control6"/><draw:control text:anchor-type="paragraph" draw:z-index="15" draw:style-name="gr1" draw:text-style-name="P150"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50" svg:width="0.3157in" svg:height="0.1776in" svg:x="0.9173in" svg:y="0.0783in" draw:control="control8"/><draw:control text:anchor-type="paragraph" draw:z-index="17" draw:style-name="gr1" draw:text-style-name="P150"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51" svg:width="3.2921in" svg:height="0.2713in" svg:x="1.4465in" svg:y="0.1445in" draw:control="control10"/></text:p><text:p text:style-name="Frame_20_contents"/><text:p text:style-name="P52">Compilation results</text:p><text:p text:style-name="Frame_20_contents"><draw:control text:anchor-type="paragraph" draw:z-index="24" draw:style-name="gr1" draw:text-style-name="P152"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2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50" svg:width="0.3157in" svg:height="0.1776in" svg:x="0.9173in" svg:y="0.0783in" draw:control="control11"/><draw:control text:anchor-type="paragraph" draw:z-index="21" draw:style-name="gr1" draw:text-style-name="P150"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51" svg:width="3.2921in" svg:height="0.2713in" svg:x="1.4465in" svg:y="0.1374in" draw:control="control13"/></text:p><text:p text:style-name="Frame_20_contents"/><text:p text:style-name="Frame_20_contents"/><text:p text:style-name="P52">Compilation results</text:p><text:p text:style-name="Frame_20_contents"><draw:control text:anchor-type="paragraph" draw:z-index="25" draw:style-name="gr1" draw:text-style-name="P152" svg:width="5.5122in" svg:height="1.5752in" svg:x="0.1575in" svg:y="0.1807in" draw:control="control16"/></text:p><text:p text:style-name="Frame_20_contents"/></draw:text-box></draw:frame></text:p>
      <text:h text:style-name="P8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55621477" text:style-name="L9">
        <text:list-item>
          <text:p text:style-name="P98">Description</text:p>
        </text:list-item>
        <text:list-item>
          <text:p text:style-name="P98">Annexes</text:p>
        </text:list-item>
        <text:list-item>
          <text:p text:style-name="P9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998586861" text:style-name="L10">
        <text:list-item>
          <text:p text:style-name="P99">Script libraries (Basic, JavaScript, Python, etc) or Dialog libraries, or other non-component libraries,</text:p>
        </text:list-item>
        <text:list-item>
          <text:p text:style-name="P99">shared component libraries,</text:p>
        </text:list-item>
        <text:list-item>
          <text:p text:style-name="P9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68497158" text:style-name="L11">
        <text:list-item>
          <text:p text:style-name="P10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380567486" text:style-name="L12">
        <text:list-item text:start-value="1">
          <text:p text:style-name="P10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10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10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10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10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12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96108901" text:style-name="L13">
        <text:list-item>
          <text:p text:style-name="P102">A Feed file contains the internet addresses for one or more Update Information files (each for an extension).</text:p>
        </text:list-item>
        <text:list-item>
          <text:p text:style-name="P102">The Update Information File mainly contains dependency information about the new version, and :</text:p>
        </text:list-item>
      </text:list>
      <text:list xml:id="list209709995" text:style-name="L14">
        <text:list-item>
          <text:p text:style-name="P103">either the internet address to download the new version of the extension</text:p>
        </text:list-item>
        <text:list-item>
          <text:p text:style-name="P10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572878485" text:style-name="L15">
        <text:list-item text:start-value="1">
          <text:p text:style-name="P10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10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242890085" text:style-name="L16">
        <text:list-item>
          <text:p text:style-name="P105">Arg1 : <text:span text:style-name="InstructionMacro">String</text:span> : mandatory : <text:span text:style-name="InstructionMacro">"File"</text:span> or <text:span text:style-name="InstructionMacro">"Schema"</text:span></text:p>
        </text:list-item>
        <text:list-item>
          <text:p text:style-name="P10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614555241" text:style-name="L17">
        <text:list-item>
          <text:p text:style-name="P106">Arg1 : <text:span text:style-name="InstructionMacro">String</text:span> : mandatory, type of control used for the button</text:p>
        </text:list-item>
      </text:list>
      <text:list xml:id="list2986655292" text:style-name="L18">
        <text:list-item>
          <text:p text:style-name="P10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67287108" text:style-name="L19">
        <text:list-item>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18875036" text:style-name="L20">
        <text:list-item text:start-value="1">
          <text:p text:style-name="P10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10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109">Arg1 : <text:span text:style-name="InstructionMacro">String</text:span> : mandatory ; URL path to an image file ; the path is relative to the extension folder.</text:p>
        </text:list-item>
        <text:list-item text:start-value="1">
          <text:p text:style-name="P10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41540270" text:style-name="L21">
        <text:list-item>
          <text:p text:style-name="P11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201634664" text:style-name="L22">
        <text:list-item>
          <text:p text:style-name="P11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12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12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123">if at installation, no license is appropriate for the locale, the first license is displayed.</text:p>
        </text:list-item>
        <text:list-item>
          <text:p text:style-name="P11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10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10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10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10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80161112" text:style-name="L23">
        <text:list-item>
          <text:p text:style-name="P11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112"><text:soft-page-break/>Arg1 : <text:span text:style-name="InstructionMacro">String</text:span> : mandatory ; property name</text:p>
        </text:list-item>
        <text:list-item>
          <text:p text:style-name="P11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name of the publisher.</text:p>
        </text:list-item>
        <text:list-item>
          <text:p text:style-name="P10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108">Arg1 : <text:span text:style-name="InstructionMacro">String</text:span> : mandatory ; locale, example <text:span text:style-name="InstructionMacro">"en"</text:span>.</text:p>
        </text:list-item>
        <text:list-item>
          <text:p text:style-name="P10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92370413" text:style-name="L24">
        <text:list-item>
          <text:p text:style-name="P11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474847738" text:style-name="L25">
        <text:list-item text:start-value="1">
          <text:p text:style-name="P8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80888662" text:style-name="L26">
        <text:list-item text:start-value="1">
          <text:p text:style-name="P11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11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552038509" text:style-name="L27">
        <text:list-item>
          <text:p text:style-name="P115">Arg1 : <text:span text:style-name="InstructionMacro">String</text:span> : how to find the update.xml file</text:p>
        </text:list-item>
        <text:list-item>
          <text:p text:style-name="P12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12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115">Arg2 : <text:span text:style-name="InstructionMacro">String</text:span> : how to find the oxt file</text:p>
        </text:list-item>
        <text:list-item>
          <text:p text:style-name="P12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12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032080896" text:style-name="L28">
        <text:list-item>
          <text:p text:style-name="P11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116">Arg2 : <text:span text:style-name="InstructionMacro">String</text:span> : the library name (which is also the name of the folder containing the Basic library).</text:p>
        </text:list-item>
        <text:list-item>
          <text:p text:style-name="P116">Arg3 : <text:span text:style-name="InstructionMacro">String</text:span> : the name of the module containing the macro.</text:p>
        </text:list-item>
        <text:list-item>
          <text:p text:style-name="P116">Arg4 : <text:span text:style-name="InstructionMacro">String</text:span> : the name of the macro.</text:p>
        </text:list-item>
      </text:list>
      <text:p text:style-name="Text_20_body">Example :</text:p>
      <text:p text:style-name="ligneMacro"><text:s text:c="2"/>setURL("Basic", "Test3", "Module2", "analyzeData")</text:p>
      <text:p text:style-name="P51">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473923652" text:style-name="L29">
        <text:list-item>
          <text:p text:style-name="P117">Arg1 : <text:span text:style-name="InstructionMacro">String</text:span> : <text:span text:style-name="InstructionMacro">"BeanShell"</text:span></text:p>
        </text:list-item>
        <text:list-item>
          <text:p text:style-name="P117">Arg2 : <text:span text:style-name="InstructionMacro">String</text:span> : the library name (which is also the name of the folder containing the BeanShell library).</text:p>
        </text:list-item>
        <text:list-item>
          <text:p text:style-name="P11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031622151" text:style-name="L30">
        <text:list-item>
          <text:p text:style-name="P118">Arg1 : <text:span text:style-name="InstructionMacro">String</text:span> : <text:span text:style-name="InstructionMacro">"JavaScript"</text:span></text:p>
        </text:list-item>
        <text:list-item>
          <text:p text:style-name="P118">Arg2 : <text:span text:style-name="InstructionMacro">String</text:span> : the library name (which is also the name of the folder containing the JavaScript library).</text:p>
        </text:list-item>
        <text:list-item>
          <text:p text:style-name="P11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48019938" text:style-name="L31">
        <text:list-item>
          <text:p text:style-name="P119">Arg1 : <text:span text:style-name="InstructionMacro">String</text:span> : <text:span text:style-name="InstructionMacro">"Java"</text:span></text:p>
        </text:list-item>
        <text:list-item>
          <text:p text:style-name="P119">Arg2 : <text:span text:style-name="InstructionMacro">String</text:span> : the library name (which is also the name of the folder containing the Java library).</text:p>
        </text:list-item>
        <text:list-item>
          <text:p text:style-name="P11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119">Arg1 : <text:span text:style-name="InstructionMacro">String</text:span> : <text:span text:style-name="InstructionMacro">"Python"</text:span></text:p>
        </text:list-item>
        <text:list-item>
          <text:p text:style-name="P119">Arg2 : <text:span text:style-name="InstructionMacro">String</text:span> : the path to the Python file, relative to the extension folder</text:p>
        </text:list-item>
        <text:list-item>
          <text:p text:style-name="P11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36641110" text:style-name="L32">
        <text:list-item>
          <text:p text:style-name="P120">Arg1 : <text:span text:style-name="InstructionMacro">String</text:span> : ""</text:p>
        </text:list-item>
        <text:list-item>
          <text:p text:style-name="P12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976757055" text:style-name="L33">
        <text:list-item text:start-value="1">
          <text:p text:style-name="P8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8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8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125"><text:span text:style-name="InstructionMacro">"Basic"</text:span> : folder containing the Basic Library (code and dialog modules)</text:p>
        </text:list-item>
        <text:list-item>
          <text:p text:style-name="P125"><text:span text:style-name="InstructionMacro">"Dialog"</text:span> : folder containing the Dialog Library (dialog modules only)</text:p>
        </text:list-item>
        <text:list-item>
          <text:p text:style-name="P12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125"><text:span text:style-name="InstructionMacro">"Python"</text:span> : folder containing the python file(s) containing the script(s)</text:p>
        </text:list-item>
        <text:list-item>
          <text:p text:style-name="P12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933387361" text:style-name="L34">
        <text:list-item>
          <text:p text:style-name="P121">first create the library in My Macros with the user interface, and test your routines ;</text:p>
        </text:list-item>
        <text:list-item>
          <text:p text:style-name="P121">copy the folder that OOo created from your <text:span text:style-name="InstructionMacro">user/</text:span> folder to your extension folder ; for Basic, use the « Export as Basic library » facility</text:p>
        </text:list-item>
        <text:list-item>
          <text:p text:style-name="P12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119">Arg1 : <text:span text:style-name="InstructionMacro">String</text:span> : begins with <text:span text:style-name="InstructionMacro">"media-type="</text:span> followed by the complete media type string</text:p>
        </text:list-item>
        <text:list-item>
          <text:p text:style-name="P11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5"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524912085" text:style-name="L35">
        <text:list-item>
          <text:p text:style-name="P122">Create a Writer file containing the licenses (possibly in several languages). You can of course have a Table of Contents and use formatting. </text:p>
        </text:list-item>
        <text:list-item>
          <text:p text:style-name="P122">In order to provide a read-only text, convert the Writer file to PDF and store the PDF in the folder dedicated to your extension. </text:p>
        </text:list-item>
        <text:list-item>
          <text:p text:style-name="P12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427432489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7015243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03382970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4364215449987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8924723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2582405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67321438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43642630281044" text:continue-list="list427432489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43641831191771" text:continue-list="list14364215449987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49"><text:span text:style-name="T40">image</text:span></text:p><text:p text:style-name="P149"><text:span text:style-name="T40">Images/Help/dontfeedtrolls.gif</text:span></text:p><text:p text:style-name="P149"><text:span text:style-name="T40">icon</text:span></text:p><text:p text:style-name="P149"><text:span text:style-name="T40"/></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49"><text:span text:style-name="T40">image</text:span></text:p><text:p text:style-name="P149"><text:span text:style-name="T40">Images/Help/sailingShip.wmf</text:span></text:p><text:p text:style-name="P149"><text:span text:style-name="T40">Old sailing ship</text:span></text:p><text:p text:style-name="P149"><text:span text:style-name="T40"/></text:p></office:annotation></text:p>
      <text:p text:style-name="hlp_5f_paragraph"/>
      <text:p text:style-name="hlp_5f_paragraph"><text:line-break/><text:line-break/>Finally an image<office:annotation><dc:creator>Bernard Marcelly</dc:creator><dc:date>2009-01-24T20:53:22.940000000</dc:date><text:p text:style-name="P149"><text:span text:style-name="T40">imageOOo</text:span></text:p><text:p text:style-name="P149"><text:span text:style-name="T40">sd/res/get1obj.png</text:span></text:p></office:annotation> from OpenOffice resources</text:p>
      <text:p text:style-name="hlp_5f_page">Page10 : Creating the Help tree</text:p>
      <text:list xml:id="list143642975997710" text:continue-list="list14364263028104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text:span text:style-name="T24">l</text:span><text:bookmark-end text:name="__RefHeading__78182_325084090"/></text:p>
      <text:p text:style-name="P66">Page<text:span text:style-name="T22">01</text:span> : <text:span text:style-name="T24">Εισαγωγή</text:span></text:p>
      <text:list xml:id="list143641229196630" text:continue-list="list143642975997710" text:style-name="hlp_5f_tag">
        <text:list-item>
          <text:p text:style-name="P128">setURL("Python", "python/main.py", "toogle_autotext_sidebar") <text:span text:style-name="T23">= Ανάπτυξη AutoText</text:span></text:p>
        </text:list-item>
        <text:list-item>
          <text:p text:style-name="P128">index = autotext;starter</text:p>
        </text:list-item>
      </text:list>
      <text:p text:style-name="P32"/>
      <text:p text:style-name="P72">Εισαγωγή</text:p>
      <text:p text:style-name="P33">Το AutoText Addon αποτελεί ένα πρόσθετο διευκόλυνσης της χρήσης των αυτόματων κειμένων (autotexts) από τον μέσο χρήστη. Το LibreOffice προσφέρει τη δυνατότητα χρήσης αυτόματων κειμένων μέσω του μενού:<text:line-break/><text:line-break/><text:span text:style-name="T25">Εργαλεία -&gt; Αυτόματο Κείμενο... (F3)<text:line-break/><text:line-break/>Όλες οι λειτουργίες σχετικά με τα αυτόματα κείμενα περιέχονται σε αυτόν τον διάλογο. Όμως, ο σύνθετος διάλογος αυτός, δεν μπορεί να χρησιμοποιηθεί παράλληλα με την επεξεργασία κειμένου. Πρέπει σε κάθε στάδιο της συγγραφής ο χρήστης να κατευθύνεται σε αυτό το μενού και να επιλέγει από εκεί το κείμενο που θέλει να προσθέσει. <text:line-break/>Επιπλέον, προκειμένου να προστεθεί αυτόματο κείμενο, είναι απαραίτητο να επιλεχθεί αυτό, ο χρήστης να κατευθυνθεί στο κατάλληλο μενού και στη συνέχεια να το προσθέσει στη σωστή κατηγορία από τον σύνθετο διάλογο. </text:span></text:p>
      <text:p text:style-name="P57">Στόχος</text:p>
      <text:p text:style-name="P31">Η επέκταση αυτή διευκολύνει όλα τα παραπάνω προσφέροντας τη δυνατότητα προσθήκης και χρήσης των αυτόματων κειμένων κατά τη σύνθεση οποιουδήποτε εγγράφου. Επιπλέον δυνατότητες, εξακολουθούν να δρομολογούνται στον προεπιλεγμένο διάλογο, απλοποιώντας τη διαδικασία χρήσης των αυτόματων κειμένων.</text:p>
      <text:p text:style-name="P31"/>
      <text:p text:style-name="P67">Page02 : Περιγραφή_λειτουργίας</text:p>
      <text:p text:style-name="P34"/>
      <text:p text:style-name="P73">Σύντομη περιγραφή Autotexts</text:p>
      <text:p text:style-name="P31">Τα αυτόματα κείμενα στο LibreOffice αποτελούν μία εξαιρετικά χρήσιμη λειτουργία. Παρέχονται προκειμένου να αυτοματοποιήσουν τη πληκτρολόγηση επαναλαμβανόμενων τμημάτων κειμένου. Δεν περιορίζονται όμως μόνο στο στατικό κείμενο. <text:line-break/>Όπως μπορεί κάποιος να παρατηρήσει ακόμη και από τα προεπιλεγμένα αυτόματα κείμενα κατά την εγκατάσταση του LibreOffice, αυτά μπορούν να περιέχουν οποιαδήποτε πληροφορία η οποία εισάγεται στο κείμενο. Τα autotexts υποστηρίζουν και διατηρούν τη μοροφοποίηση του κειμένου, τους πίνακες, τις μεταβλητές και τα πεδία χρήστη (user-fields), ακόμη και τις εικόνες.</text:p>
      <text:list xml:id="list143642030878048" text:continue-list="list125824050" text:style-name="hlp_5f_tipimg">
        <text:list-item>
          <text:p text:style-name="P130"><text:soft-page-break/>Το χαρακτηριστικό της υποστήριξης κάθε είδος δεδομένου και μεταδεδομένου καθιστά τα αυτόματα κείμενα χρήσιμο εργαλείο στην ανάπτυξη υποδειγμάτων</text:p>
        </text:list-item>
      </text:list>
      <text:p text:style-name="P57">Οργάνωση αυτόματων κειμένων</text:p>
      <text:p text:style-name="P31">Τα αυτόματα κείμενα οργανώνονται σε ομάδες, τις Κατηγορίες. Το LibreOffice παρέχει μερικές προκατασκευασμένες κατηγορίες, με τη κύρια να είναι η “Τα αυτόματα κείμενά μου” (mytexts). Κατά την ενεργοποίηση της ελληνικής διεπαφής απενεργοποιούνται επιπλέον ομάδες όπως οι “standard” και “template”.</text:p>
      <text:list xml:id="list143642090349376" text:continue-numbering="true" text:style-name="hlp_5f_tipimg">
        <text:list-item>
          <text:p text:style-name="P130">Οι κατηγορίες οδηγούν σε σωστότερη οργάνωση των αυτόματων κειμένων. Ένα παράδειγμα χρήσης τους αποτελεί ο διαχωρισμός τους ανάλογα τη θεματολογία (π.χ. Δουλειά, Αλληλογραφία... κ.α.)</text:p>
        </text:list-item>
      </text:list>
      <text:p text:style-name="P57">Χαρακτηριστικά αυτόματων κειμένων</text:p>
      <text:p text:style-name="P31">Τα αυτόματα κείμενα διαθέτουν δύο κύρια χαρακτηριστικά:</text:p>
      <text:list xml:id="list143641174554137" text:continue-list="list143641831191771" text:style-name="hlp_5f_list_5f_dot">
        <text:list-item>
          <text:p text:style-name="P140"><text:span text:style-name="hlp_5f_emph"><text:span text:style-name="T35">Όνομα</text:span></text:span><text:span text:style-name="T35">: Το κύριο αναγνωριστικό του αυτόματου κειμένου. Με την ενεργοποίηση της αυτόματης συμπλήρωσης κατά τη πληκτρολόγηση του ονόματος δίνεται η δυνατότητα εισαγωγής με απλή χρήση του πλήκτρου Enter.</text:span></text:p>
        </text:list-item>
        <text:list-item>
          <text:p text:style-name="P141"><text:span text:style-name="hlp_5f_emph"><text:span text:style-name="T35">Συντόμευση</text:span></text:span><text:span text:style-name="T35">: Η </text:span><text:span text:style-name="T38">συντόμευση</text:span><text:span text:style-name="T35"> αποτελεί </text:span><text:span text:style-name="T36">ένα πεδίο το οποίο επιταχύνει την εισαγωγή αυτόματων κειμένων. Συγκεκριμένα, αντί κάποιος να πληκτρολογήσει ολόκληρο το όνομα του αυτόματου κειμένου, μπορεί να πληκτρολογήσει τη συντόμευση και έπειτα το πλήκτρο (F3) ώστε να εισαχθεί το κατάλληλο κείμενο.</text:span></text:p>
        </text:list-item>
      </text:list>
      <text:list xml:id="list143642157058256" text:continue-list="list143642090349376" text:style-name="hlp_5f_tipimg">
        <text:list-item>
          <text:p text:style-name="P131">Η ενεργοποίηση αυτόματης συμπλήρωσης των ονομάτων των autotext γίνεται <text:span text:style-name="T39">από</text:span> το μενού <text:line-break/>Εργαλεία -&gt; Αυτόματο Κείμενο... (F3) -&gt; Προβολή του υπολοίπου το ονόματος ως πρόταση κατά τη πληκτρολόγηση</text:p>
        </text:list-item>
      </text:list>
      <text:p text:style-name="P68">Page03 : Χρήση_επέκτασης</text:p>
      <text:p text:style-name="P74">Χρήση επέκτασης Autotext</text:p>
      <text:p text:style-name="P35">Το συγκεκριμένο πρόσθετο εισάγει μία απλούστερη διεπαφή χρήσης των αυτόματων κειμένων μέσω του ακόλουθου διαλόγου:</text:p>
      <text:p text:style-name="P35">ΕΙΚΟΝΑ ΔΙΑΛΟΓΟΥ</text:p>
      <text:p text:style-name="P35"/>
      <text:p text:style-name="P35">Στη συνέχεια θα περιγράψουμε αναλυτικά τις δυνατότητες της επέκτασης:</text:p>
      <text:p text:style-name="P35"/>
      <text:p text:style-name="P58">Περιγραφή επέκτασης</text:p>
      <text:p text:style-name="P35">Η συγκεκριμένη διεπαφή χρήσης των αυτόματων κειμένων υποστηρίζει είτε την λειτουργία ως ανεξάρτητο παράθυρο που μπορέι να ελαχιστοποιηθεί, είτε την προσάρτηση στο κύριο παράθυρο του LibreOffice με τη μορφή πλευρικής μπάρας εργαλείων.</text:p>
      <text:p text:style-name="P35"/>
      <text:p text:style-name="P35"><text:soft-page-break/><text:span text:style-name="T39">Προκείμενου</text:span> να <text:span text:style-name="T39">εναλλάσσονται</text:span> οι δύο λειτουργίες ο χρήστης κρατώντας πατημένο το πλήκτρο Ctrl πιέζει διπλό <text:span text:style-name="T39">κλικ</text:span> σε οποιοδήποτε σημείο του διαλόγου εκτός των στοιχείων (πλήκτρα, λίστες...)</text:p>
      <text:list xml:id="list143641987000928" text:continue-numbering="true" text:style-name="hlp_5f_tipimg">
        <text:list-item>
          <text:p text:style-name="P132">Ctrl + Διπλό κλικ για εναλλαγή από αιωρούμενο παράθυρο σε προσαρτημένη πλευρική γραμμή εργαλείων.</text:p>
        </text:list-item>
      </text:list>
      <text:p text:style-name="P36"/>
      <text:p text:style-name="P77">Ενεργοποίηση / απενεργοποίηση προσθέτου</text:p>
      <text:p text:style-name="P35">Χρησιμοποιώντας το πλήκτρο (ICON) της γραμμής εργαλείων, ενεργοποιείται / απενεργοποιείται το παράθυρο της επέκτασης Autotext</text:p>
      <text:p text:style-name="P35"/>
      <text:p text:style-name="P78">Στοιχεία διαλόγου</text:p>
      <text:p text:style-name="P37">Τα επιμέρους στοιχεία του διαλόγου είναι τα εξής:</text:p>
      <text:list xml:id="list143642650406884" text:continue-list="list143641174554137" text:style-name="hlp_5f_list_5f_dot">
        <text:list-item>
          <text:p text:style-name="P143"><text:span text:style-name="hlp_5f_emph"><text:span text:style-name="T35">Κατηγορία</text:span></text:span><text:span text:style-name="T35">: Η κατηγορία των αυτόματων κειμένων που προβάλλονται στον διάλογο. </text:span></text:p>
        </text:list-item>
        <text:list-item>
          <text:p text:style-name="P143"><text:span text:style-name="hlp_5f_emph"><text:span text:style-name="T35">Αυτόματα Κείμενα</text:span></text:span><text:span text:style-name="T35">: Τα αυτόματα κείμενα που περιέχονται σε αυτή τη κατηγορία. Τα κείμενα είναι ταξινομημένα ως προς το όνομά τους ενώ δίνεται η δυνατότητα στον χρήστη να αναζητήσει κάποιο απλά πληκτρολογώντας το όνομά που τον ενδιαφέρει πάνω στη λίστα.</text:span></text:p>
        </text:list-item>
        <text:list-item>
          <text:p text:style-name="P143"><text:span text:style-name="hlp_5f_emph"><text:span text:style-name="T35">Προεπισκόπ</text:span></text:span><text:span text:style-name="hlp_5f_emph"><text:span text:style-name="T38">η</text:span></text:span><text:span text:style-name="hlp_5f_emph"><text:span text:style-name="T35">ση</text:span></text:span><text:span text:style-name="T35">: Εμφάνιση προεπισκόπ</text:span><text:span text:style-name="T38">η</text:span><text:span text:style-name="T35">σης του αυτόματου κειμένου που είναι επιλεγμένο από τη λίστα. </text:span></text:p>
        </text:list-item>
      </text:list>
      <text:list xml:id="list143642849850780" text:continue-list="list2673214380" text:style-name="hlp_5f_warnimg">
        <text:list-item>
          <text:p text:style-name="P136">Στη προεπισκόπ<text:span text:style-name="T39">η</text:span>ση εμφανίζεται μόνο το περιεχόμενο του αυτόματου κειμένου χωρίς ιδιότητες μορφοποίησης.</text:p>
        </text:list-item>
      </text:list>
      <text:list xml:id="list143642884564037" text:continue-list="list143642650406884" text:style-name="hlp_5f_list_5f_dot">
        <text:list-item>
          <text:p text:style-name="P143"><text:span text:style-name="hlp_5f_emph"><text:span text:style-name="T35">Περισσότερα...</text:span></text:span><text:span text:style-name="T35">: </text:span><text:span text:style-name="T37">Άνοιγμα του σύνθετου διαλόγου για επιπλέον διαχείριση των Autotexts</text:span></text:p>
        </text:list-item>
        <text:list-item>
          <text:p text:style-name="P145"><text:span text:style-name="hlp_5f_emph"><text:span text:style-name="T35">Προσθήκη επιλογής</text:span></text:span><text:span text:style-name="T35">: Προσθήκη του επιλεγμένου κειμένου σε νέα καταχώρηση αυτόματων κειμένων.</text:span></text:p>
        </text:list-item>
      </text:list>
      <text:list xml:id="list143641619367581" text:continue-list="list143642849850780" text:style-name="hlp_5f_warnimg">
        <text:list-item>
          <text:p text:style-name="P137"><text:span text:style-name="T37">Κατά τη Προσθήκη επιλογής το αυτόματο κείμενο προστίθεται στη κατηγορία εκείνη που προβάλλεται τη τρέχουσα στιγμή </text:span><text:span text:style-name="T38">από</text:span><text:span text:style-name="T37"> το πεδίο </text:span><text:span text:style-name="hlp_5f_emph"><text:span text:style-name="T37">Κατηγορία</text:span></text:span><text:span text:style-name="T35">.</text:span></text:p>
        </text:list-item>
      </text:list>
      <text:list xml:id="list143642436294476" text:continue-list="list143642884564037" text:style-name="hlp_5f_list_5f_dot">
        <text:list-item>
          <text:p text:style-name="P147"><text:span text:style-name="hlp_5f_emph"><text:span text:style-name="T35">Εισαγωγή</text:span></text:span><text:span text:style-name="T35">: Εισαγωγή του επιλεγμένου αυτόματου κειμένου στη τρέχουσα θέση του κέρσορα στο έγγραφο.</text:span></text:p>
        </text:list-item>
      </text:list>
      <text:p text:style-name="P38"/>
      <text:p text:style-name="P81">node = <text:span text:style-name="T26">Πρόσθετο αυτόματων κειμένων</text:span></text:p>
      <text:p text:style-name="P81"><text:tab/>page = Page<text:span text:style-name="T26">0</text:span>1 = <text:span text:style-name="T26">Εισαγωγή</text:span></text:p>
      <text:p text:style-name="P81"><text:tab/>page = Page<text:span text:style-name="T26">0</text:span>2 = <text:span text:style-name="T26">Σύντομη περιγραφή αυτόματων κειμένων</text:span></text:p>
      <text:p text:style-name="P81"><text:tab/>page = Page<text:span text:style-name="T26">03</text:span> = <text:span text:style-name="T26">Χρήση επέκτασης Autotext</text:span></text:p>
      <text:p text:style-name="P82">/node</text:p>
      <text:p text:style-name="P34"/>
      <text:p text:style-name="P30"/>
      <text:p text:style-name="P30"/>
      <text:p text:style-name="P30"/>
      <text:p text:style-name="P30"/>
      <text:p text:style-name="P62">Help e<text:span text:style-name="T27">n</text:span></text:p>
      <text:p text:style-name="P63">Page<text:span text:style-name="T22">01</text:span> : <text:span text:style-name="T27">Introduction</text:span></text:p>
      <text:list xml:id="list143642195385669" text:continue-list="list143641229196630" text:style-name="hlp_5f_tag">
        <text:list-item>
          <text:p text:style-name="P129">setURL("Python", "python/main.py", "toogle_autotext_sidebar") <text:span text:style-name="T23">= Toogle AutoText</text:span></text:p>
        </text:list-item>
        <text:list-item>
          <text:p text:style-name="P129">index = autotext;starter</text:p>
        </text:list-item>
      </text:list>
      <text:p text:style-name="P39"/>
      <text:p text:style-name="P69">Introduction</text:p>
      <text:p text:style-name="P40">AutoText Addon is an extension that simplifies autotext usage for beginers in LibreOffice. Autotexts are, by default, available through the following menu:<text:line-break/><text:line-break/>Tools -<text:span text:style-name="T28">&gt; AutoText... (F3)</text:span></text:p>
      <text:p text:style-name="P41"/>
      <text:p text:style-name="P41">The dialog that opens using this menu includes each and every functionality relevant to autotexts. However, this dialog cannot be used along editing a document. Users are required to use this dialog, interrupting the writing process. In addition to this, in order to add new autotexts, one has to select the required content and afterwards open the dialog.</text:p>
      <text:p text:style-name="P59">Goal</text:p>
      <text:p text:style-name="P41">This extension overcomes the aforementioned problems offering the ability to interact with autotexts without leaving the editing window. More complex functionality is still provided through the default autotext dialog.</text:p>
      <text:p text:style-name="P64">Page02 : <text:span text:style-name="T28">Describe_usage</text:span></text:p>
      <text:p text:style-name="P70">Brief autotext description</text:p>
      <text:p text:style-name="P41">Autotexts in LibreOffice are an essential functionality for typing speedup and optimization of document processing. They are not limited to static text content. </text:p>
      <text:p text:style-name="P41">As it is easily observed by the default autotexts included with every installation of LibreOffice, they support every possible content such as user fields, formatted text and tables, even images.</text:p>
      <text:list xml:id="list143642317424816" text:continue-list="list143641987000928" text:style-name="hlp_5f_tipimg">
        <text:list-item>
          <text:p text:style-name="P133">This feature, supporting every possible metadata content makes Autotexts an essential tool in the template creation toolset.</text:p>
        </text:list-item>
      </text:list>
      <text:p text:style-name="P59">Organizing autotexts</text:p>
      <text:p text:style-name="P41">Autotexts are organized in Categories. Libreoffice provides a number of predefined categories with the most important being My AutoTexts (mytexts). In addition to this, for English relevant locales, some more categories specific to templates or other fields are provided.</text:p>
      <text:list xml:id="list143642525533915" text:continue-numbering="true" text:style-name="hlp_5f_tipimg">
        <text:list-item>
          <text:p text:style-name="P133"><text:soft-page-break/>Categories lead to better classification of autotexts. Example usage is the classification of autotexts according their subject (e.g. Work, Correspondence...)</text:p>
        </text:list-item>
      </text:list>
      <text:p text:style-name="P60">Autotext properties</text:p>
      <text:p text:style-name="P42">Autotexts are consisted of two properties:</text:p>
      <text:list xml:id="list143641820779809" text:continue-list="list143642436294476" text:style-name="hlp_5f_list_5f_dot">
        <text:list-item>
          <text:p text:style-name="P142"><text:span text:style-name="hlp_5f_emph"><text:span text:style-name="T33">Name</text:span></text:span><text:span text:style-name="T32">: </text:span><text:span text:style-name="T33">The main identifier of an autotext. If the autotext autocomplete function is enabled, while typing suggestions about autotext names are provided.</text:span></text:p>
        </text:list-item>
        <text:list-item>
          <text:p text:style-name="P142"><text:span text:style-name="hlp_5f_emph"><text:span text:style-name="T33">Shortcut</text:span></text:span><text:span text:style-name="T32">: </text:span><text:span text:style-name="T33">This field can be used for even faster insertion of autotexts. While editing a document, instead of typing the whole name, one can type the shortcut and then the (F3) key to insert the corresponding autotext.</text:span></text:p>
        </text:list-item>
      </text:list>
      <text:list xml:id="list143642118307003" text:continue-list="list143642525533915" text:style-name="hlp_5f_tipimg">
        <text:list-item>
          <text:p text:style-name="P134"><text:span text:style-name="T29">Enabling autotext completion suggestions:</text:span><text:line-break/><text:span text:style-name="T29">Tools </text:span>-&gt; <text:span text:style-name="T29">AutoText</text:span>... (F3) -&gt; <text:span text:style-name="T29">Display remainder of name as suggestion while typing</text:span></text:p>
        </text:list-item>
      </text:list>
      <text:p text:style-name="P65">Page03 : <text:span text:style-name="T30">Extension_usage</text:span></text:p>
      <text:p text:style-name="P71">AutoText <text:span text:style-name="T31">Addon </text:span>usage</text:p>
      <text:p text:style-name="P43">The extension uses the following dialog to ease autotext usage in LibreOffice:</text:p>
      <text:p text:style-name="P44">ΕΙΚΟΝΑ ΔΙΑΛΟΓΟΥ <text:span text:style-name="T30">english</text:span></text:p>
      <text:p text:style-name="P61">Extension description</text:p>
      <text:p text:style-name="P43">The previous dialog supports usage in two modes, docked as a sidebar or floating window.</text:p>
      <text:p text:style-name="P44"/>
      <text:p text:style-name="P43">In order to transit from one state/mode to other double clicking while holding the Ctrl key in any point of the dialog except of the main controls (Buttons, List boxes...) is required.</text:p>
      <text:list xml:id="list143641336557322" text:continue-numbering="true" text:style-name="hlp_5f_tipimg">
        <text:list-item>
          <text:p text:style-name="P135">Ctrl + double click to toogle between docked sidebar and floating window mode.</text:p>
        </text:list-item>
      </text:list>
      <text:p text:style-name="P75">Toogling autotext extension dialog</text:p>
      <text:p text:style-name="P43">Using the toolbar button (icon) the autotext addon wizard is opened/closed.</text:p>
      <text:p text:style-name="P76">Interface elements</text:p>
      <text:p text:style-name="P45">The controls that are included in the interface are described:</text:p>
      <text:list xml:id="list143642050828128" text:continue-list="list143641820779809" text:style-name="hlp_5f_list_5f_dot">
        <text:list-item>
          <text:p text:style-name="P144"><text:span text:style-name="hlp_5f_emph"><text:span text:style-name="T34">Category</text:span></text:span><text:span text:style-name="T32">: </text:span><text:span text:style-name="T34">The category that the autotexts shown are included.</text:span></text:p>
        </text:list-item>
        <text:list-item>
          <text:p text:style-name="P144"><text:span text:style-name="hlp_5f_emph"><text:span text:style-name="T34">Auto Texts</text:span></text:span><text:span text:style-name="T32">: </text:span><text:span text:style-name="T34">The autotexts of the previous category are shown in this list box. Texts are sorted by name and the ability to search through them is provided by typing while focused in the list.</text:span></text:p>
        </text:list-item>
        <text:list-item>
          <text:p text:style-name="P144"><text:span text:style-name="hlp_5f_emph"><text:span text:style-name="T34">Preview</text:span></text:span><text:span text:style-name="T32">: </text:span><text:span text:style-name="T34">Preview of the selected element in Auto Texts list box.</text:span></text:p>
        </text:list-item>
      </text:list>
      <text:list xml:id="list143642246302949" text:continue-list="list143641619367581" text:style-name="hlp_5f_warnimg">
        <text:list-item>
          <text:p text:style-name="P138">Only static and unformatted text is shown in the Preview field.</text:p>
        </text:list-item>
      </text:list>
      <text:list xml:id="list143641897976711" text:continue-list="list143642050828128" text:style-name="hlp_5f_list_5f_dot">
        <text:list-item>
          <text:p text:style-name="P144"><text:span text:style-name="hlp_5f_emph"><text:span text:style-name="T34">More</text:span></text:span><text:span text:style-name="hlp_5f_emph"><text:span text:style-name="T32">...</text:span></text:span><text:span text:style-name="T32">: </text:span><text:span text:style-name="T34">Access to the default LibreOffice AutoText dialog for more complex operations.</text:span></text:p>
        </text:list-item>
        <text:list-item>
          <text:p text:style-name="P146"><text:soft-page-break/><text:span text:style-name="hlp_5f_emph"><text:span text:style-name="T34">Add Selection</text:span></text:span><text:span text:style-name="T32">: </text:span><text:span text:style-name="T34">Add the selected document content to a new AutoText.</text:span></text:p>
        </text:list-item>
      </text:list>
      <text:list xml:id="list143642552906960" text:continue-list="list143642246302949" text:style-name="hlp_5f_warnimg">
        <text:list-item>
          <text:p text:style-name="P139"><text:span text:style-name="T34">Add Selection creates a new entry in the category shown at this time by </text:span><text:span text:style-name="hlp_5f_emph"><text:span text:style-name="T34">Category </text:span></text:span><text:span text:style-name="T34">field.</text:span><text:span text:style-name="T32"> </text:span></text:p>
        </text:list-item>
      </text:list>
      <text:list xml:id="list143642304302537" text:continue-list="list143641897976711" text:style-name="hlp_5f_list_5f_dot">
        <text:list-item>
          <text:p text:style-name="P148"><text:span text:style-name="hlp_5f_emph"><text:span text:style-name="T34">Insert</text:span></text:span><text:span text:style-name="T32">: </text:span><text:span text:style-name="T34">Insert selected autotext to current cursor position.</text:span></text:p>
        </text:list-item>
      </text:list>
      <text:p text:style-name="P39"/>
      <text:p text:style-name="P79">node = <text:span text:style-name="T31">AutoText addon</text:span></text:p>
      <text:p text:style-name="P79"><text:tab/>page = Page<text:span text:style-name="T26">0</text:span>1 = <text:span text:style-name="T31">Introduction</text:span></text:p>
      <text:p text:style-name="P79"><text:tab/>page = Page<text:span text:style-name="T26">0</text:span>2 = <text:span text:style-name="T31">Brief autotext description</text:span></text:p>
      <text:p text:style-name="P79"><text:tab/>page = Page<text:span text:style-name="T26">03</text:span> = <text:span text:style-name="T31">AutoText addon usage</text:span></text:p>
      <text:p text:style-name="P80">/node</text:p>
      <text:p text:style-name="P47"/>
      <text:p text:style-name="P47"/>
      <text:p text:style-name="P46"/>
      <text:p text:style-name="P46"/>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6" meta:paragraph-count="2944" meta:word-count="40638" meta:character-count="268736" meta:non-whitespace-character-count="22693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el")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